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842cm"/>
    </style:style>
    <style:style style:name="gr2" style:family="graphic" style:parent-style-name="standard">
      <style:graphic-properties svg:stroke-width="0.102cm" draw:marker-start-width="0.509cm" draw:marker-end-width="0.509cm" draw:fill="none" draw:textarea-vertical-align="middle" draw:auto-grow-height="false" fo:min-height="0.749cm" fo:min-width="0.499cm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873cm" svg:height="2.092cm" svg:x="1.659cm" svg:y="1.238cm">
          <draw:text-box>
            <text:p text:style-name="P1"><text:span text:style-name="T1">n = 1 + 1 + 1 + … + 1</text:span></text:p>
          </draw:text-box>
        </draw:frame>
        <draw:custom-shape draw:style-name="gr2" draw:text-style-name="P2" draw:layer="layout" svg:width="0.816cm" svg:height="7.214cm" draw:transform="skewX (-0.00506145483078356) rotate (1.5683528658421) translate (3.487cm 3.222cm)">
          <text:p/>
          <draw:enhanced-geometry svg:viewBox="0 0 21600 21600" draw:glue-points="21600 0 0 10800 21600 21600" draw:text-areas="13800 ?f9 21600 ?f10" draw:type="left-brace" draw:modifiers="1626.8354430379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1" draw:layer="layout" svg:width="1.014cm" svg:height="1.28cm" svg:x="6.595cm" svg:y="3.001cm">
          <draw:text-box>
            <text:p text:style-name="P1"><text:span text:style-name="T1">n</text:span></text:p>
          </draw:text-box>
        </draw:frame>
        <draw:frame draw:style-name="gr1" draw:text-style-name="P1" draw:layer="layout" svg:width="9.873cm" svg:height="2.092cm" svg:x="1.66cm" svg:y="4.838cm">
          <draw:text-box>
            <text:p text:style-name="P1"><text:span text:style-name="T1">5 = 1 + 1 + 1 + 1 +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4T21:45:30.386638795</meta:creation-date>
    <dc:date>2016-06-14T21:50:19.757933150</dc:date>
    <dc:creator>elucterio </dc:creator>
    <meta:editing-duration>PT59S</meta:editing-duration>
    <meta:editing-cycles>2</meta:editing-cycles>
    <meta:generator>LibreOffice/4.2.8.2$Linux_X86_64 LibreOffice_project/420m0$Build-2</meta:generator>
    <meta:document-statistic meta:object-count="4"/>
  </office:meta>
</office:document-meta>
</file>